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99cm" table:align="margins"/>
    </style:style>
    <style:style style:name="Taula1.A" style:family="table-column">
      <style:table-column-properties style:column-width="2.175cm" style:rel-column-width="8384*"/>
    </style:style>
    <style:style style:name="Taula1.B" style:family="table-column">
      <style:table-column-properties style:column-width="2.235cm" style:rel-column-width="8616*"/>
    </style:style>
    <style:style style:name="Taula1.C" style:family="table-column">
      <style:table-column-properties style:column-width="3.734cm" style:rel-column-width="14396*"/>
    </style:style>
    <style:style style:name="Taula1.D" style:family="table-column">
      <style:table-column-properties style:column-width="6.232cm" style:rel-column-width="24025*"/>
    </style:style>
    <style:style style:name="Taula1.E" style:family="table-column">
      <style:table-column-properties style:column-width="2.623cm" style:rel-column-width="10114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E1" style:family="table-cell">
      <style:table-cell-properties fo:padding="0.097cm" fo:border="0.002cm solid #000000"/>
    </style:style>
    <style:style style:name="Tau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ula1.C2" style:family="table-cell">
      <style:table-cell-properties fo:padding="0.097cm" fo:border-left="0.002cm solid #000000" fo:border-right="none" fo:border-top="none" fo:border-bottom="0.002cm solid #000000"/>
    </style:style>
    <style:style style:name="Taula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office:value-type="string">
            <text:p text:style-name="Standard">FACTURA</text:p>
          </table:table-cell>
          <table:table-cell table:style-name="Taula1.A1" office:value-type="string">
            <text:p text:style-name="Standard">DATA</text:p>
          </table:table-cell>
          <table:table-cell table:style-name="Taula1.A1" office:value-type="string">
            <text:p text:style-name="Standard">NOM</text:p>
          </table:table-cell>
          <table:table-cell table:style-name="Taula1.A1" office:value-type="string">
            <text:p text:style-name="Standard">COGNOMS</text:p>
          </table:table-cell>
          <table:table-cell table:style-name="Taula1.E1" office:value-type="string">
            <text:p text:style-name="Standard">IMPORT</text:p>
          </table:table-cell>
        </table:table-row>
        <table:table-row>
          <table:table-cell table:style-name="Taula1.A2" office:value-type="float" office:value="12345">
            <text:p text:style-name="Standard">12345</text:p>
          </table:table-cell>
          <table:table-cell table:style-name="Taula1.B2" office:value-type="date" office:date-value="2009-01-02">
            <text:p text:style-name="Standard">02/01/09</text:p>
          </table:table-cell>
          <table:table-cell table:style-name="Taula1.C2" office:value-type="string">
            <text:p text:style-name="Standard">OSCAR</text:p>
          </table:table-cell>
          <table:table-cell table:style-name="Taula1.C2" office:value-type="string">
            <text:p text:style-name="Standard">CASAU PIÑOT</text:p>
          </table:table-cell>
          <table:table-cell table:style-name="Taula1.E2" office:value-type="float" office:value="329.82">
            <text:p text:style-name="Standard">329,82</text:p>
          </table:table-cell>
        </table:table-row>
        <table:table-row>
          <table:table-cell table:style-name="Taula1.A2" office:value-type="float" office:value="12346">
            <text:p text:style-name="Standard">12346</text:p>
          </table:table-cell>
          <table:table-cell table:style-name="Taula1.B2" office:value-type="date" office:date-value="2009-01-28">
            <text:p text:style-name="Standard">28/01/09</text:p>
          </table:table-cell>
          <table:table-cell table:style-name="Taula1.C2" office:value-type="string">
            <text:p text:style-name="Standard">RAFAEL</text:p>
          </table:table-cell>
          <table:table-cell table:style-name="Taula1.C2" office:value-type="string">
            <text:p text:style-name="Standard">VALDERAS PEREZ</text:p>
          </table:table-cell>
          <table:table-cell table:style-name="Taula1.E2" office:value-type="float" office:value="-148.42">
            <text:p text:style-name="Standard">-148,42</text:p>
          </table:table-cell>
        </table:table-row>
        <table:table-row>
          <table:table-cell table:style-name="Taula1.A2" office:value-type="float" office:value="12347">
            <text:p text:style-name="Standard">12347</text:p>
          </table:table-cell>
          <table:table-cell table:style-name="Taula1.B2" office:value-type="date" office:date-value="2009-03-25">
            <text:p text:style-name="Standard">25/03/09</text:p>
          </table:table-cell>
          <table:table-cell table:style-name="Taula1.C2" office:value-type="string">
            <text:p text:style-name="Standard">TOMAS</text:p>
          </table:table-cell>
          <table:table-cell table:style-name="Taula1.C2" office:value-type="string">
            <text:p text:style-name="Standard">STERN VIDAL</text:p>
          </table:table-cell>
          <table:table-cell table:style-name="Taula1.E2" office:value-type="float" office:value="765.14">
            <text:p text:style-name="Standard">765,14</text:p>
          </table:table-cell>
        </table:table-row>
        <table:table-row>
          <table:table-cell table:style-name="Taula1.A2" office:value-type="float" office:value="12348">
            <text:p text:style-name="Standard">12348</text:p>
          </table:table-cell>
          <table:table-cell table:style-name="Taula1.B2" office:value-type="date" office:date-value="2009-03-31">
            <text:p text:style-name="Standard">31/03/09</text:p>
          </table:table-cell>
          <table:table-cell table:style-name="Taula1.C2" office:value-type="string">
            <text:p text:style-name="Standard">DAVID</text:p>
          </table:table-cell>
          <table:table-cell table:style-name="Taula1.C2" office:value-type="string">
            <text:p text:style-name="Standard">PEREZ VILAJOSANA</text:p>
          </table:table-cell>
          <table:table-cell table:style-name="Taula1.E2" office:value-type="float" office:value="164.81">
            <text:p text:style-name="Standard">164,81</text:p>
          </table:table-cell>
        </table:table-row>
        <table:table-row>
          <table:table-cell table:style-name="Taula1.A2" office:value-type="float" office:value="12349">
            <text:p text:style-name="Standard">12349</text:p>
          </table:table-cell>
          <table:table-cell table:style-name="Taula1.B2" office:value-type="date" office:date-value="2009-04-01">
            <text:p text:style-name="Standard">01/04/09</text:p>
          </table:table-cell>
          <table:table-cell table:style-name="Taula1.C2" office:value-type="string">
            <text:p text:style-name="Standard">XAVIER</text:p>
          </table:table-cell>
          <table:table-cell table:style-name="Taula1.C2" office:value-type="string">
            <text:p text:style-name="Standard">PLA SEGURA</text:p>
          </table:table-cell>
          <table:table-cell table:style-name="Taula1.E2" office:value-type="float" office:value="441.23">
            <text:p text:style-name="Standard">441,23</text:p>
          </table:table-cell>
        </table:table-row>
        <table:table-row>
          <table:table-cell table:style-name="Taula1.A2" office:value-type="float" office:value="12350">
            <text:p text:style-name="Standard">12350</text:p>
          </table:table-cell>
          <table:table-cell table:style-name="Taula1.B2" office:value-type="date" office:date-value="2009-04-04">
            <text:p text:style-name="Standard">04/04/09</text:p>
          </table:table-cell>
          <table:table-cell table:style-name="Taula1.C2" office:value-type="string">
            <text:p text:style-name="Standard">MARC</text:p>
          </table:table-cell>
          <table:table-cell table:style-name="Taula1.C2" office:value-type="string">
            <text:p text:style-name="Standard">PLANAS TORRECILLAS</text:p>
          </table:table-cell>
          <table:table-cell table:style-name="Taula1.E2" office:value-type="float" office:value="579.24">
            <text:p text:style-name="Standard">579,24</text:p>
          </table:table-cell>
        </table:table-row>
        <table:table-row>
          <table:table-cell table:style-name="Taula1.A2" office:value-type="float" office:value="12351">
            <text:p text:style-name="Standard">12351</text:p>
          </table:table-cell>
          <table:table-cell table:style-name="Taula1.B2" office:value-type="date" office:date-value="2009-04-08">
            <text:p text:style-name="Standard">08/04/09</text:p>
          </table:table-cell>
          <table:table-cell table:style-name="Taula1.C2" office:value-type="string">
            <text:p text:style-name="Standard">NICOLÁS</text:p>
          </table:table-cell>
          <table:table-cell table:style-name="Taula1.C2" office:value-type="string">
            <text:p text:style-name="Standard">ARROYO AZNAR</text:p>
          </table:table-cell>
          <table:table-cell table:style-name="Taula1.E2" office:value-type="float" office:value="1473.54">
            <text:p text:style-name="Standard">1473,54</text:p>
          </table:table-cell>
        </table:table-row>
        <table:table-row>
          <table:table-cell table:style-name="Taula1.A2" office:value-type="float" office:value="12352">
            <text:p text:style-name="Standard">12352</text:p>
          </table:table-cell>
          <table:table-cell table:style-name="Taula1.B2" office:value-type="date" office:date-value="2009-04-08">
            <text:p text:style-name="Standard">08/04/09</text:p>
          </table:table-cell>
          <table:table-cell table:style-name="Taula1.C2" office:value-type="string">
            <text:p text:style-name="Standard">NICOLÁS</text:p>
          </table:table-cell>
          <table:table-cell table:style-name="Taula1.C2" office:value-type="string">
            <text:p text:style-name="Standard">ARROYO AZNAR</text:p>
          </table:table-cell>
          <table:table-cell table:style-name="Taula1.E2" office:value-type="float" office:value="325.63">
            <text:p text:style-name="Standard">325,63</text:p>
          </table:table-cell>
        </table:table-row>
        <table:table-row>
          <table:table-cell table:style-name="Taula1.A2" office:value-type="float" office:value="12353">
            <text:p text:style-name="Standard">12353</text:p>
          </table:table-cell>
          <table:table-cell table:style-name="Taula1.B2" office:value-type="date" office:date-value="2009-04-30">
            <text:p text:style-name="Standard">30/04/09</text:p>
          </table:table-cell>
          <table:table-cell table:style-name="Taula1.C2" office:value-type="string">
            <text:p text:style-name="Standard">DANIEL</text:p>
          </table:table-cell>
          <table:table-cell table:style-name="Taula1.C2" office:value-type="string">
            <text:p text:style-name="Standard">RISQUETE BAUTISTA</text:p>
          </table:table-cell>
          <table:table-cell table:style-name="Taula1.E2" office:value-type="float" office:value="335.77">
            <text:p text:style-name="Standard">335,77</text:p>
          </table:table-cell>
        </table:table-row>
        <table:table-row>
          <table:table-cell table:style-name="Taula1.A2" office:value-type="float" office:value="12354">
            <text:p text:style-name="Standard">12354</text:p>
          </table:table-cell>
          <table:table-cell table:style-name="Taula1.B2" office:value-type="date" office:date-value="2009-05-12">
            <text:p text:style-name="Standard">12/05/09</text:p>
          </table:table-cell>
          <table:table-cell table:style-name="Taula1.C2" office:value-type="string">
            <text:p text:style-name="Standard">CRISTOBAL</text:p>
          </table:table-cell>
          <table:table-cell table:style-name="Taula1.C2" office:value-type="string">
            <text:p text:style-name="Standard">MARCO GONZALEZ</text:p>
          </table:table-cell>
          <table:table-cell table:style-name="Taula1.E2" office:value-type="float" office:value="329.78">
            <text:p text:style-name="Standard">329,78</text:p>
          </table:table-cell>
        </table:table-row>
        <table:table-row>
          <table:table-cell table:style-name="Taula1.A2" office:value-type="float" office:value="12355">
            <text:p text:style-name="Standard">12355</text:p>
          </table:table-cell>
          <table:table-cell table:style-name="Taula1.B2" office:value-type="date" office:date-value="2009-06-01">
            <text:p text:style-name="Standard">01/06/09</text:p>
          </table:table-cell>
          <table:table-cell table:style-name="Taula1.C2" office:value-type="string">
            <text:p text:style-name="Standard">ALEJANDRO</text:p>
          </table:table-cell>
          <table:table-cell table:style-name="Taula1.C2" office:value-type="string">
            <text:p text:style-name="Standard">CRUZ GUAL</text:p>
          </table:table-cell>
          <table:table-cell table:style-name="Taula1.E2" office:value-type="float" office:value="163.57">
            <text:p text:style-name="Standard">163,57</text:p>
          </table:table-cell>
        </table:table-row>
        <table:table-row>
          <table:table-cell table:style-name="Taula1.A2" office:value-type="float" office:value="12356">
            <text:p text:style-name="Standard">12356</text:p>
          </table:table-cell>
          <table:table-cell table:style-name="Taula1.B2" office:value-type="date" office:date-value="2009-06-09">
            <text:p text:style-name="Standard">09/06/09</text:p>
          </table:table-cell>
          <table:table-cell table:style-name="Taula1.C2" office:value-type="string">
            <text:p text:style-name="Standard">ALEXIS</text:p>
          </table:table-cell>
          <table:table-cell table:style-name="Taula1.C2" office:value-type="string">
            <text:p text:style-name="Standard">GARCIA GOMIS</text:p>
          </table:table-cell>
          <table:table-cell table:style-name="Taula1.E2" office:value-type="float" office:value="670.78">
            <text:p text:style-name="Standard">670,78</text:p>
          </table:table-cell>
        </table:table-row>
        <table:table-row>
          <table:table-cell table:style-name="Taula1.A2" office:value-type="float" office:value="12357">
            <text:p text:style-name="Standard">12357</text:p>
          </table:table-cell>
          <table:table-cell table:style-name="Taula1.B2" office:value-type="date" office:date-value="2009-07-12">
            <text:p text:style-name="Standard">12/07/09</text:p>
          </table:table-cell>
          <table:table-cell table:style-name="Taula1.C2" office:value-type="string">
            <text:p text:style-name="Standard">NICOLÁS</text:p>
          </table:table-cell>
          <table:table-cell table:style-name="Taula1.C2" office:value-type="string">
            <text:p text:style-name="Standard">ARROYO AZNAR</text:p>
          </table:table-cell>
          <table:table-cell table:style-name="Taula1.E2" office:value-type="float" office:value="337.39">
            <text:p text:style-name="Standard">337,39</text:p>
          </table:table-cell>
        </table:table-row>
        <table:table-row>
          <table:table-cell table:style-name="Taula1.A2" office:value-type="float" office:value="12358">
            <text:p text:style-name="Standard">12358</text:p>
          </table:table-cell>
          <table:table-cell table:style-name="Taula1.B2" office:value-type="date" office:date-value="2009-07-30">
            <text:p text:style-name="Standard">30/07/09</text:p>
          </table:table-cell>
          <table:table-cell table:style-name="Taula1.C2" office:value-type="string">
            <text:p text:style-name="Standard">RAMON</text:p>
          </table:table-cell>
          <table:table-cell table:style-name="Taula1.C2" office:value-type="string">
            <text:p text:style-name="Standard">RIERA MAS</text:p>
          </table:table-cell>
          <table:table-cell table:style-name="Taula1.E2" office:value-type="float" office:value="1290.92">
            <text:p text:style-name="Standard">1290,92</text:p>
          </table:table-cell>
        </table:table-row>
        <table:table-row>
          <table:table-cell table:style-name="Taula1.A2" office:value-type="float" office:value="12359">
            <text:p text:style-name="Standard">12359</text:p>
          </table:table-cell>
          <table:table-cell table:style-name="Taula1.B2" office:value-type="date" office:date-value="2009-08-03">
            <text:p text:style-name="Standard">03/08/09</text:p>
          </table:table-cell>
          <table:table-cell table:style-name="Taula1.C2" office:value-type="string">
            <text:p text:style-name="Standard">MANUEL</text:p>
          </table:table-cell>
          <table:table-cell table:style-name="Taula1.C2" office:value-type="string">
            <text:p text:style-name="Standard">FAJARDO <text:s/>DEL PERAL</text:p>
          </table:table-cell>
          <table:table-cell table:style-name="Taula1.E2" office:value-type="float" office:value="1311.76">
            <text:p text:style-name="Standard">1311,76</text:p>
          </table:table-cell>
        </table:table-row>
        <table:table-row>
          <table:table-cell table:style-name="Taula1.A2" office:value-type="float" office:value="12360">
            <text:p text:style-name="Standard">12360</text:p>
          </table:table-cell>
          <table:table-cell table:style-name="Taula1.B2" office:value-type="date" office:date-value="2009-08-13">
            <text:p text:style-name="Standard">13/08/09</text:p>
          </table:table-cell>
          <table:table-cell table:style-name="Taula1.C2" office:value-type="string">
            <text:p text:style-name="Standard">JORDI</text:p>
          </table:table-cell>
          <table:table-cell table:style-name="Taula1.C2" office:value-type="string">
            <text:p text:style-name="Standard">GIRONA LISON</text:p>
          </table:table-cell>
          <table:table-cell table:style-name="Taula1.E2" office:value-type="float" office:value="337.55">
            <text:p text:style-name="Standard">337,55</text:p>
          </table:table-cell>
        </table:table-row>
        <table:table-row>
          <table:table-cell table:style-name="Taula1.A2" office:value-type="float" office:value="12361">
            <text:p text:style-name="Standard">12361</text:p>
          </table:table-cell>
          <table:table-cell table:style-name="Taula1.B2" office:value-type="date" office:date-value="2009-08-29">
            <text:p text:style-name="Standard">29/08/09</text:p>
          </table:table-cell>
          <table:table-cell table:style-name="Taula1.C2" office:value-type="string">
            <text:p text:style-name="Standard">JORDI</text:p>
          </table:table-cell>
          <table:table-cell table:style-name="Taula1.C2" office:value-type="string">
            <text:p text:style-name="Standard">ESTRELLS MORENO</text:p>
          </table:table-cell>
          <table:table-cell table:style-name="Taula1.E2" office:value-type="float" office:value="146.77">
            <text:p text:style-name="Standard">146,77</text:p>
          </table:table-cell>
        </table:table-row>
        <table:table-row>
          <table:table-cell table:style-name="Taula1.A2" office:value-type="float" office:value="12362">
            <text:p text:style-name="Standard">12362</text:p>
          </table:table-cell>
          <table:table-cell table:style-name="Taula1.B2" office:value-type="date" office:date-value="2009-09-24">
            <text:p text:style-name="Standard">24/09/09</text:p>
          </table:table-cell>
          <table:table-cell table:style-name="Taula1.C2" office:value-type="string">
            <text:p text:style-name="Standard">NICOLÁS</text:p>
          </table:table-cell>
          <table:table-cell table:style-name="Taula1.C2" office:value-type="string">
            <text:p text:style-name="Standard">ARROYO AZNAR</text:p>
          </table:table-cell>
          <table:table-cell table:style-name="Taula1.E2" office:value-type="float" office:value="671.66">
            <text:p text:style-name="Standard">671,66</text:p>
          </table:table-cell>
        </table:table-row>
        <table:table-row>
          <table:table-cell table:style-name="Taula1.A2" office:value-type="float" office:value="12363">
            <text:p text:style-name="Standard">12363</text:p>
          </table:table-cell>
          <table:table-cell table:style-name="Taula1.B2" office:value-type="date" office:date-value="2009-11-02">
            <text:p text:style-name="Standard">02/11/09</text:p>
          </table:table-cell>
          <table:table-cell table:style-name="Taula1.C2" office:value-type="string">
            <text:p text:style-name="Standard">NICOLÁS</text:p>
          </table:table-cell>
          <table:table-cell table:style-name="Taula1.C2" office:value-type="string">
            <text:p text:style-name="Standard">ARROYO AZNAR</text:p>
          </table:table-cell>
          <table:table-cell table:style-name="Taula1.E2" office:value-type="float" office:value="160.73">
            <text:p text:style-name="Standard">160,73</text:p>
          </table:table-cell>
        </table:table-row>
        <table:table-row>
          <table:table-cell table:style-name="Taula1.A2" office:value-type="float" office:value="12364">
            <text:p text:style-name="Standard">12364</text:p>
          </table:table-cell>
          <table:table-cell table:style-name="Taula1.B2" office:value-type="date" office:date-value="2009-11-13">
            <text:p text:style-name="Standard">13/11/09</text:p>
          </table:table-cell>
          <table:table-cell table:style-name="Taula1.C2" office:value-type="string">
            <text:p text:style-name="Standard">NICOLÁS</text:p>
          </table:table-cell>
          <table:table-cell table:style-name="Taula1.C2" office:value-type="string">
            <text:p text:style-name="Standard">ARROYO AZNAR</text:p>
          </table:table-cell>
          <table:table-cell table:style-name="Taula1.E2" office:value-type="float" office:value="875.64">
            <text:p text:style-name="Standard">875,64</text:p>
          </table:table-cell>
        </table:table-row>
        <table:table-row>
          <table:table-cell table:style-name="Taula1.A2" office:value-type="float" office:value="12365">
            <text:p text:style-name="Standard">12365</text:p>
          </table:table-cell>
          <table:table-cell table:style-name="Taula1.B2" office:value-type="date" office:date-value="2009-11-24">
            <text:p text:style-name="Standard">24/11/09</text:p>
          </table:table-cell>
          <table:table-cell table:style-name="Taula1.C2" office:value-type="string">
            <text:p text:style-name="Standard">DANIEL</text:p>
          </table:table-cell>
          <table:table-cell table:style-name="Taula1.C2" office:value-type="string">
            <text:p text:style-name="Standard">BARRIS FOLGADO</text:p>
          </table:table-cell>
          <table:table-cell table:style-name="Taula1.E2" office:value-type="float" office:value="638.06">
            <text:p text:style-name="Standard">638,06</text:p>
          </table:table-cell>
        </table:table-row>
        <table:table-row>
          <table:table-cell table:style-name="Taula1.A2" office:value-type="float" office:value="12366">
            <text:p text:style-name="Standard">12366</text:p>
          </table:table-cell>
          <table:table-cell table:style-name="Taula1.B2" office:value-type="date" office:date-value="2009-11-29">
            <text:p text:style-name="Standard">29/11/09</text:p>
          </table:table-cell>
          <table:table-cell table:style-name="Taula1.C2" office:value-type="string">
            <text:p text:style-name="Standard">NICOLÁS</text:p>
          </table:table-cell>
          <table:table-cell table:style-name="Taula1.C2" office:value-type="string">
            <text:p text:style-name="Standard">ARROYO AZNAR</text:p>
          </table:table-cell>
          <table:table-cell table:style-name="Taula1.E2" office:value-type="float" office:value="211.36">
            <text:p text:style-name="Standard">211,36</text:p>
          </table:table-cell>
        </table:table-row>
        <table:table-row>
          <table:table-cell table:style-name="Taula1.A2" office:value-type="float" office:value="12367">
            <text:p text:style-name="Standard">12367</text:p>
          </table:table-cell>
          <table:table-cell table:style-name="Taula1.B2" office:value-type="date" office:date-value="2009-12-01">
            <text:p text:style-name="Standard">01/12/09</text:p>
          </table:table-cell>
          <table:table-cell table:style-name="Taula1.C2" office:value-type="string">
            <text:p text:style-name="Standard">GABINO</text:p>
          </table:table-cell>
          <table:table-cell table:style-name="Taula1.C2" office:value-type="string">
            <text:p text:style-name="Standard">LOPEZ EXPOSITO</text:p>
          </table:table-cell>
          <table:table-cell table:style-name="Taula1.E2" office:value-type="float" office:value="155.28">
            <text:p text:style-name="Standard">155,28</text:p>
          </table:table-cell>
        </table:table-row>
        <table:table-row>
          <table:table-cell table:style-name="Taula1.A2" office:value-type="float" office:value="12368">
            <text:p text:style-name="Standard">12368</text:p>
          </table:table-cell>
          <table:table-cell table:style-name="Taula1.B2" office:value-type="date" office:date-value="2009-12-14">
            <text:p text:style-name="Standard">14/12/09</text:p>
          </table:table-cell>
          <table:table-cell table:style-name="Taula1.C2" office:value-type="string">
            <text:p text:style-name="Standard">JOAN</text:p>
          </table:table-cell>
          <table:table-cell table:style-name="Taula1.C2" office:value-type="string">
            <text:p text:style-name="Standard">TRAID SAFONT</text:p>
          </table:table-cell>
          <table:table-cell table:style-name="Taula1.E2" office:value-type="float" office:value="223.97">
            <text:p text:style-name="Standard">223,97</text:p>
          </table:table-cell>
        </table:table-row>
        <table:table-row>
          <table:table-cell table:style-name="Taula1.A2" office:value-type="float" office:value="12369">
            <text:p text:style-name="Standard">12369</text:p>
          </table:table-cell>
          <table:table-cell table:style-name="Taula1.B2" office:value-type="date" office:date-value="2009-12-15">
            <text:p text:style-name="Standard">15/12/09</text:p>
          </table:table-cell>
          <table:table-cell table:style-name="Taula1.C2" office:value-type="string">
            <text:p text:style-name="Standard">JONATAN</text:p>
          </table:table-cell>
          <table:table-cell table:style-name="Taula1.C2" office:value-type="string">
            <text:p text:style-name="Standard">TORRES SANCHEZ</text:p>
          </table:table-cell>
          <table:table-cell table:style-name="Taula1.E2" office:value-type="float" office:value="294.81">
            <text:p text:style-name="Standard">294,8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1:22:25.01</meta:creation-date>
    <meta:editing-duration>PT00H00M09S</meta:editing-duration>
    <meta:editing-cycles>2</meta:editing-cycles>
    <meta:generator>OpenOffice.org/3.0$Win32 OpenOffice.org_project/300m9$Build-9358</meta:generator>
    <meta:document-statistic meta:table-count="1" meta:image-count="0" meta:object-count="0" meta:page-count="1" meta:paragraph-count="130" meta:word-count="156" meta:character-count="984"/>
    <dc:date>2009-12-27T21:22:27.79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